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71in" fo:margin-left="0.0042in" fo:margin-right="-0.0063in" fo:break-before="page" table:align="margins"/>
    </style:style>
    <style:style style:name="Table1.A" style:family="table-column">
      <style:table-column-properties style:column-width="1.4785in" style:rel-column-width="2129*"/>
    </style:style>
    <style:style style:name="Table1.B" style:family="table-column">
      <style:table-column-properties style:column-width="0.6458in" style:rel-column-width="930*"/>
    </style:style>
    <style:style style:name="Table1.C" style:family="table-column">
      <style:table-column-properties style:column-width="0.7188in" style:rel-column-width="1035*"/>
    </style:style>
    <style:style style:name="Table1.D" style:family="table-column">
      <style:table-column-properties style:column-width="0.75in" style:rel-column-width="1080*"/>
    </style:style>
    <style:style style:name="Table1.E" style:family="table-column">
      <style:table-column-properties style:column-width="2.3965in" style:rel-column-width="3451*"/>
    </style:style>
    <style:style style:name="Table1.F" style:family="table-column">
      <style:table-column-properties style:column-width="1.8222in" style:rel-column-width="2624*"/>
    </style:style>
    <style:style style:name="Table1.G" style:family="table-column">
      <style:table-column-properties style:column-width="1.6153in" style:rel-column-width="232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A1" office:value-type="string">
            <text:p text:style-name="P1">Macro</text:p>
          </table:table-cell>
          <table:table-cell table:style-name="Table1.F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A2" office:value-type="string">
            <text:p text:style-name="Table_20_Contents">SPRITE_TABLE</text:p>
          </table:table-cell>
          <table:table-cell table:style-name="Table1.F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A2" office:value-type="string">
            <text:p text:style-name="Table_20_Contents">SPRITE_TILE</text:p>
          </table:table-cell>
          <table:table-cell table:style-name="Table1.F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A2" office:value-type="string">
            <text:p text:style-name="Table_20_Contents">PALETTE_DATA</text:p>
          </table:table-cell>
          <table:table-cell table:style-name="Table1.F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PU_STATUS</text:p>
          </table:table-cell>
          <table:table-cell table:style-name="Table1.F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PRITE_PRIORITY</text:p>
          </table:table-cell>
          <table:table-cell table:style-name="Table1.F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CREEN_BRIGHTNESS</text:p>
          </table:table-cell>
          <table:table-cell table:style-name="Table1.F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WITCHES</text:p>
          </table:table-cell>
          <table:table-cell table:style-name="Table1.F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SRC_LOWER</text:p>
          </table:table-cell>
          <table:table-cell table:style-name="Table1.F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SRC_UPPER</text:p>
          </table:table-cell>
          <table:table-cell table:style-name="Table1.F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DST</text:p>
          </table:table-cell>
          <table:table-cell table:style-name="Table1.F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AMT</text:p>
          </table:table-cell>
          <table:table-cell table:style-name="Table1.F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OTARY_ENC</text:p>
          </table:table-cell>
          <table:table-cell table:style-name="Table1.F2" table:number-columns-spanned="2" office:value-type="string">
            <text:p text:style-name="Table_20_Contents">16-bit signed number, where positive is a right, negative is left. Writing to the register sets the <text:soft-page-break/>counter to given value. </text:p>
          </table:table-cell>
          <table:covered-table-cell/>
        </table:table-row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NDOM_GENERATOR</text:p>
          </table:table-cell>
          <table:table-cell table:style-name="Table1.F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TROLLER_A</text:p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 text:c="2"/>[9] up</text:p>
            <text:p text:style-name="Table_20_Contents"><text:s text:c="2"/>[8] down</text:p>
            <text:p text:style-name="Table_20_Contents"><text:s text:c="2"/>[7] A</text:p>
            <text:p text:style-name="Table_20_Contents"><text:s text:c="2"/>[6] B</text:p>
          </table:table-cell>
          <table:table-cell table:style-name="Table1.F2" office:value-type="string">
            <text:p text:style-name="Table_20_Contents"/>
            <text:p text:style-name="Standard">[5] X</text:p>
            <text:p text:style-name="Table_20_Contents">[4] Y</text:p>
            <text:p text:style-name="Table_20_Contents">[3] L</text:p>
            <text:p text:style-name="Table_20_Contents">[2] R</text:p>
            <text:p text:style-name="Table_20_Contents">[1] select</text:p>
            <text:p text:style-name="Table_20_Contents">[0] start</text:p>
          </table:table-cell>
        </table:table-row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TROLLER_B</text:p>
          </table:table-cell>
          <table:table-cell table:style-name="Table1.F2" table:number-columns-spanned="2" office:value-type="string">
            <text:p text:style-name="Table_20_Contents">Game controller B register.</text:p>
            <text:p text:style-name="Table_20_Contents"/>
            <text:p text:style-name="Table_20_Contents">[1] hit <text:s text:c="12"/>-if (detected white) hit = true</text:p>
            <text:p text:style-name="Table_20_Contents">[0] shot</text:p>
          </table:table-cell>
          <table:covered-table-cell/>
        </table:table-row>
        <table:table-row>
          <table:table-cell table:style-name="Table1.A2" office:value-type="string">
            <text:p text:style-name="Table_20_Contents">Sound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c</text:p>
          </table:table-cell>
          <table:table-cell table:style-name="Table1.A2" office:value-type="string">
            <text:p text:style-name="Table_20_Contents">0x4819</text:p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>Sound data stored in flash. To play a sound, first write to the rom_addr upper and lower locations, the amplitude, and the lower duration. Finally, write to the desired upper_duration to latch the complete sound.</text:p>
          </table:table-cell>
          <table:covered-table-cell/>
        </table:table-row>
        <table:table-row>
          <table:table-cell table:style-name="Table1.A2" office:value-type="string">
            <text:p text:style-name="Table_20_Contents">tmp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OUND_ROM_ADDR_LOWER</text:p>
          </table:table-cell>
          <table:table-cell table:style-name="Table1.F2" table:number-columns-spanned="2" office:value-type="string">
            <text:p text:style-name="Table_20_Contents">Lower 16 bits of the rom address</text:p>
          </table:table-cell>
          <table:covered-table-cell/>
        </table:table-row>
        <table:table-row>
          <table:table-cell table:style-name="Table1.A2" office:value-type="string">
            <text:p text:style-name="Table_20_Contents">tmp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OUND_ROM_ADDR_UPPER</text:p>
          </table:table-cell>
          <table:table-cell table:style-name="Table1.F2" table:number-columns-spanned="2" office:value-type="string">
            <text:p text:style-name="Table_20_Contents">Upper 8 bits of the rom address </text:p>
          </table:table-cell>
          <table:covered-table-cell/>
        </table:table-row>
        <table:table-row>
          <table:table-cell table:style-name="Table1.A2" office:value-type="string">
            <text:p text:style-name="Table_20_Contents">tmp_am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OUND_AMP</text:p>
          </table:table-cell>
          <table:table-cell table:style-name="Table1.F2" table:number-columns-spanned="2" office:value-type="string">
            <text:p text:style-name="Table_20_Contents">Amplitude of the sound, 0 is no attenuation, 15 is full attenuation</text:p>
          </table:table-cell>
          <table:covered-table-cell/>
        </table:table-row>
        <table:table-row>
          <table:table-cell table:style-name="Table1.A2" office:value-type="string">
            <text:p text:style-name="Table_20_Contents">tmp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OUND_DURATION_LOWER</text:p>
          </table:table-cell>
          <table:table-cell table:style-name="Table1.F2" table:number-columns-spanned="2" office:value-type="string">
            <text:p text:style-name="Table_20_Contents">Lower 16 bits of sound duration</text:p>
          </table:table-cell>
          <table:covered-table-cell/>
        </table:table-row>
        <table:table-row>
          <table:table-cell table:style-name="Table1.A2" office:value-type="string">
            <text:p text:style-name="Table_20_Contents">b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DURATION_UPPER</text:p>
          </table:table-cell>
          <table:table-cell table:style-name="Table1.F2" table:number-columns-spanned="2" office:value-type="string">
            <text:p text:style-name="Table_20_Contents">Upper 16 bits of sound duration. </text:p>
          </table:table-cell>
          <table:covered-table-cell/>
        </table:table-row>
        <table:table-row>
          <table:table-cell table:style-name="Table1.A2" office:value-type="string">
            <text:p text:style-name="Table_20_Contents">s1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>s2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4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4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5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5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6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6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7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7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8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8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lank sig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APPER_BLANK</text:p>
          </table:table-cell>
          <table:table-cell table:style-name="Table1.F2" table:number-columns-spanned="2" office:value-type="string">
            <text:p text:style-name="Table_20_Contents">1 bit blank_time_up signal</text:p>
          </table:table-cell>
          <table:covered-table-cell/>
        </table:table-row>
        <table:table-row>
          <table:table-cell table:style-name="Table1.A2" office:value-type="string">
            <text:p text:style-name="Table_20_Contents">bg_palette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1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PALETTE</text:p>
          </table:table-cell>
          <table:table-cell table:style-name="Table1.F2" table:number-columns-spanned="2" office:value-type="string">
            <text:p text:style-name="Table_20_Contents">Used to change palette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2-18T01:48:09</dc:date>
    <meta:editing-duration>PT14H39M27S</meta:editing-duration>
    <meta:editing-cycles>42</meta:editing-cycles>
    <meta:generator>OpenOffice.org/3.2$Unix OpenOffice.org_project/320m12$Build-9483</meta:generator>
    <dc:creator>Ashton Snelgrove</dc:creator>
    <meta:document-statistic meta:table-count="1" meta:image-count="0" meta:object-count="0" meta:page-count="3" meta:paragraph-count="169" meta:word-count="471" meta:character-count="2923"/>
  </office:meta>
</office:document-meta>
</file>